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6691F94F886617BF.png" manifest:media-type="image/png"/>
  <manifest:file-entry manifest:full-path="Pictures/10000000000001000000010069D653221B11346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f200" draw:auto-grow-height="false" fo:min-height="6.841cm" fo:min-width="11.29cm" fo:padding-top="0.15cm" fo:padding-bottom="0.15cm" fo:padding-left="0.275cm" fo:padding-right="0.275cm" fo:wrap-option="no-wrap"/>
    </style:style>
    <style:style style:name="gr2" style:family="graphic" style:parent-style-name="standard">
      <style:graphic-properties svg:stroke-width="0.051cm" svg:stroke-color="#000000" draw:marker-start-width="0.355cm" draw:marker-end-width="0.355cm" draw:fill="solid" draw:fill-color="#00a65d" draw:auto-grow-height="false" fo:min-height="8.703cm" fo:min-width="13.152cm" fo:padding-top="0.15cm" fo:padding-bottom="0.15cm" fo:padding-left="0.275cm" fo:padding-right="0.275cm" fo:wrap-option="no-wrap"/>
    </style:style>
    <style:style style:name="gr3" style:family="graphic" style:parent-style-name="standard">
      <style:graphic-properties svg:stroke-width="0.051cm" svg:stroke-color="#000000" draw:marker-start-width="0.355cm" draw:marker-end-width="0.355cm" draw:fill="solid" draw:fill-color="#1b75bc" draw:auto-grow-height="false" fo:min-height="10.981cm" fo:min-width="15.43cm" fo:padding-top="0.15cm" fo:padding-bottom="0.15cm" fo:padding-left="0.275cm" fo:padding-right="0.275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200"/>
    </style:style>
    <style:style style:name="P2" style:family="paragraph">
      <loext:graphic-properties draw:fill="solid" draw:fill-color="#00a65d"/>
    </style:style>
    <style:style style:name="P3" style:family="paragraph">
      <loext:graphic-properties draw:fill="solid" draw:fill-color="#1b75bc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8.763cm" svg:x="7.477cm" svg:y="6.20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2" draw:layer="layout" svg:width="15.748cm" svg:height="11.049cm" svg:x="6.334cm" svg:y="5.06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3" draw:layer="layout" svg:width="18.542cm" svg:height="13.843cm" svg:x="4.937cm" svg:y="3.66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4" draw:text-style-name="P4" draw:layer="layout" svg:width="0.502cm" svg:height="1.187cm" svg:x="23.86cm" svg:y="1.635cm">
          <draw:text-box>
            <text:p/>
          </draw:text-box>
        </draw:frame>
        <draw:frame draw:style-name="gr5" draw:text-style-name="P4" draw:layer="layout" svg:width="4.445cm" svg:height="0.962cm" svg:x="12.176cm" svg:y="3.848cm">
          <draw:text-box>
            <text:p>Arlo Camera</text:p>
          </draw:text-box>
        </draw:frame>
        <draw:frame draw:style-name="gr6" draw:text-style-name="P4" draw:layer="layout" svg:width="4.445cm" svg:height="1.016cm" svg:x="12.049cm" svg:y="5.064cm">
          <draw:text-box>
            <text:p>Dakota Alerts</text:p>
          </draw:text-box>
        </draw:frame>
        <draw:frame draw:style-name="gr7" draw:text-style-name="P4" draw:layer="layout" svg:width="3.556cm" svg:height="1.143cm" svg:x="12.303cm" svg:y="6.207cm">
          <draw:text-box>
            <text:p>Level Lock</text:p>
          </draw:text-box>
        </draw:frame>
        <draw:frame draw:style-name="gr8" draw:text-style-name="P5" draw:layer="layout" svg:width="6.772cm" svg:height="6.772cm" svg:x="10.807cm" svg:y="7.232cm">
          <draw:image xlink:href="Pictures/10000000000001000000010069D653221B11346C.jpg" xlink:type="simple" xlink:show="embed" xlink:actuate="onLoad">
            <text:p/>
          </draw:image>
        </draw:frame>
        <draw:frame draw:style-name="gr8" draw:text-style-name="P5" draw:layer="layout" svg:width="3.469cm" svg:height="3.468cm" draw:transform="skewX (-0.000349065850398863) rotate (0.0251327412287183) translate (12.43cm 9.304cm)">
          <draw:image xlink:href="Pictures/1000020100000200000002006691F94F886617B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9T11:05:59.485381424</meta:creation-date>
    <dc:date>2020-08-29T14:23:00.394017336</dc:date>
    <meta:editing-duration>PT37M20S</meta:editing-duration>
    <meta:editing-cycles>6</meta:editing-cycles>
    <meta:generator>LibreOffice/6.0.7.3$Linux_X86_64 LibreOffice_project/00m0$Build-3</meta:generator>
    <meta:document-statistic meta:object-count="9"/>
  </office:meta>
</office:document-meta>
</file>